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1.48cm" fo:min-width="8.71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svg:stroke-color="#0084d1" draw:stroke-linejoin="miter" draw:fill="solid" draw:fill-color="#ffffff"/>
    </style:style>
    <style:style style:name="gr5" style:family="graphic" style:parent-style-name="standard">
      <style:graphic-properties draw:stroke="none" svg:stroke-width="0.035cm" svg:stroke-color="#0084d1" draw:stroke-linejoin="miter" draw:fill="solid" draw:fill-color="#000000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1.497cm" fo:min-width="3.697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2cm" svg:stroke-color="#0084d1" draw:marker-start-width="0.38cm" draw:marker-end-width="0.38cm" draw:fill="none" draw:textarea-vertical-align="middle" fo:padding-top="0.185cm" fo:padding-bottom="0.185cm" fo:padding-left="0.31cm" fo:padding-right="0.31cm"/>
    </style:style>
    <style:style style:name="gr8" style:family="graphic" style:parent-style-name="objectwithoutfill">
      <style:graphic-properties svg:stroke-width="0.12cm" svg:stroke-color="#ff950e" draw:marker-start-width="0.38cm" draw:marker-end-width="0.38cm" draw:fill="none" draw:textarea-vertical-align="middle" fo:padding-top="0.185cm" fo:padding-bottom="0.185cm" fo:padding-left="0.31cm" fo:padding-right="0.31cm"/>
    </style:style>
    <style:style style:name="gr9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41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3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12cm" svg:stroke-color="#579d1c" draw:marker-start-width="0.38cm" draw:marker-end-width="0.38cm" draw:fill="none" draw:textarea-vertical-align="middle" fo:padding-top="0.185cm" fo:padding-bottom="0.185cm" fo:padding-left="0.31cm" fo:padding-right="0.31cm"/>
    </style:style>
    <style:style style:name="gr12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35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69cm" svg:height="1.78cm" svg:x="10.287cm" svg:y="0.4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tilde{t} \rightarrow b \tilde{\chi}^\pm \rightarrow bW\tilde{\chi}^0</svg:desc>
          <draw:polygon draw:style-name="gr2" draw:text-style-name="P2" draw:layer="layout" svg:width="8.905cm" svg:height="1.216cm" svg:x="10.566cm" svg:y="0.741cm" svg:viewBox="0 0 8906 1217" draw:points="4453,1217 0,1217 0,0 8906,0 8906,1217">
            <text:p/>
          </draw:polygon>
          <draw:path draw:style-name="gr3" draw:text-style-name="P3" draw:layer="layout" svg:width="0.38cm" svg:height="0.107cm" svg:x="10.677cm" svg:y="0.753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text-style-name="P3" draw:layer="layout" svg:width="0.352cm" svg:height="0.733cm" svg:x="10.593cm" svg:y="1.014cm" svg:viewBox="0 0 353 734" svg:d="M212 261h108c23 0 33 0 33-23 0-14-10-14-33-14h-102c43-163 49-185 49-192 0-20-12-32-32-32-2 0-36 0-46 43l-47 181h-105c-25 0-37 0-37 21 0 16 10 16 32 16h102c-81 326-89 346-89 365 0 64 47 108 107 108 119 0 185-170 185-180s-11-10-17-10c-10 0-10 5-17 17-48 119-112 147-151 147-21 0-34-17-34-52 0-30 3-36 6-57z">
            <text:p/>
          </draw:path>
          <draw:path draw:style-name="gr3" draw:text-style-name="P3" draw:layer="layout" svg:width="1.02cm" svg:height="0.598cm" svg:x="11.365cm" svg:y="1.148cm" svg:viewBox="0 0 1021 599" svg:d="M897 322c-65 49-94 96-104 112-53 78-63 153-63 153 0 12 17 12 25 12 18 0 22-2 23-22 27-110 96-208 226-261 13-6 17-6 17-16 0-7-5-10-10-12-48-21-189-76-233-271-1-13-5-17-23-17-8 0-25 0-25 12 0 5 15 75 59 156 23 31 60 73 108 109h-854c-23 0-43 0-43 23 0 22 20 22 43 22z">
            <text:p/>
          </draw:path>
          <draw:path draw:style-name="gr3" draw:text-style-name="P3" draw:layer="layout" svg:width="0.423cm" svg:height="0.813cm" svg:x="12.826cm" svg:y="0.937cm" svg:viewBox="0 0 424 814" svg:d="M222 12c0 0 0-12-16-12-27 0-112 10-141 12-10 0-22 0-22 25 0 12 12 12 28 12 56 0 60 6 60 20 0 6-13 45-17 72l-94 375c-16 55-20 75-20 114 0 110 61 184 147 184 134 0 277-174 277-341 0-104-61-183-153-183-53 0-102 32-134 68zM114 447c7-27 7-27 17-39 55-75 107-92 136-92 43 0 71 32 71 108 0 70-35 200-57 244-36 77-90 119-134 119-39 0-78-32-78-119 0-17 0-42 18-114z">
            <text:p/>
          </draw:path>
          <draw:path draw:style-name="gr3" draw:text-style-name="P3" draw:layer="layout" svg:width="0.38cm" svg:height="0.107cm" svg:x="13.497cm" svg:y="0.965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text-style-name="P3" draw:layer="layout" svg:width="0.647cm" svg:height="0.744cm" svg:x="13.3cm" svg:y="1.226cm" svg:viewBox="0 0 648 745" svg:d="M636 45c12-13 12-17 12-18 0-7-5-15-15-15-7 0-9 8-17 15l-263 293c-47-146-55-178-82-235-15-26-38-85-140-85-66 0-94 59-94 75 0 2 0 12 12 12 10 0 12-5 12-12 21-47 57-48 63-48 35 0 67 87 88 135 39 93 76 225 76 229 0 0 0 4-11 13l-265 296c-12 11-12 15-12 18 0 6 7 13 12 13 10 0 15-7 20-13l266-294c35 120 49 163 77 229 12 37 39 92 141 92 67 0 98-60 98-77 0-1 0-12-15-12-8 0-12 7-16 17-8 28-39 45-57 45-59 0-139-277-163-365z">
            <text:p/>
          </draw:path>
          <draw:path draw:style-name="gr3" draw:text-style-name="P3" draw:layer="layout" svg:width="0.592cm" svg:height="0.592cm" svg:x="14.046cm" svg:y="0.688cm" svg:viewBox="0 0 593 593" svg:d="M316 316h245c14 0 32 0 32-18 0-19-16-21-32-21h-245v-240c0-17 0-37-18-37-19 0-21 20-21 28v249h-245c-12 0-32 0-32 21 0 20 20 18 32 18h245v238h-245c-12 0-32 0-32 21 0 20 20 18 32 18h529c14 0 32 0 32-18 0-19-16-21-32-21h-245z">
            <text:p/>
          </draw:path>
          <draw:path draw:style-name="gr3" draw:text-style-name="P3" draw:layer="layout" svg:width="1.02cm" svg:height="0.598cm" svg:x="15.145cm" svg:y="1.148cm" svg:viewBox="0 0 1021 599" svg:d="M897 322c-65 49-94 96-104 112-53 78-63 153-63 153 0 12 17 12 25 12 18 0 22-2 23-22 27-110 96-208 226-261 13-6 17-6 17-16 0-7-5-10-10-12-48-21-189-76-233-271-1-13-5-17-23-17-8 0-25 0-25 12 0 5 15 75 59 156 23 31 60 73 108 109h-854c-23 0-43 0-43 23 0 22 20 22 43 22z">
            <text:p/>
          </draw:path>
          <draw:path draw:style-name="gr3" draw:text-style-name="P3" draw:layer="layout" svg:width="0.423cm" svg:height="0.813cm" svg:x="16.606cm" svg:y="0.937cm" svg:viewBox="0 0 424 814" svg:d="M222 12c0 0 0-12-16-12-27 0-112 10-141 12-10 0-22 0-22 25 0 12 12 12 28 12 56 0 60 6 60 20 0 6-13 45-17 72l-94 375c-16 55-20 75-20 114 0 110 61 184 147 184 134 0 277-174 277-341 0-104-61-183-153-183-53 0-102 32-134 68zM114 447c7-27 7-27 17-39 55-75 107-92 136-92 43 0 71 32 71 108 0 70-35 200-57 244-36 77-90 119-134 119-39 0-78-32-78-119 0-17 0-42 18-114z">
            <text:p/>
          </draw:path>
          <draw:path draw:style-name="gr3" draw:text-style-name="P3" draw:layer="layout" svg:width="1.141cm" svg:height="0.813cm" svg:x="17.11cm" svg:y="0.949cm" svg:viewBox="0 0 1142 814" svg:d="M991 134c30-52 57-91 131-97 10 0 20 0 20-25 0-5-4-12-12-12-27 0-60 4-90 4-39 0-82-4-121-4-6 0-18 0-18 22 0 15 8 15 16 15 25 0 67 8 67 45 0 12-5 20-15 36l-311 540-42-566c-2-27-2-55 79-55 19 0 33 0 33-25 0-12-14-12-17-12-47 0-95 4-140 4-27 0-94-4-120-4-10 0-23 0-23 22 0 15 9 15 24 15 53 0 60 6 64 28l6 87-289 506-44-581c0-16 0-40 84-40 15 0 27 0 27-25 0-12-17-12-17-12-45 0-94 4-142 4-39 0-82-4-121-4-3 0-20 0-20 22 0 15 10 15 28 15 57 0 59 8 64 40l49 706c1 20 1 31 18 31 15 0 16-9 30-27l337-588 41 584c4 22 8 31 20 31 17 0 23-15 27-25z">
            <text:p/>
          </draw:path>
          <draw:path draw:style-name="gr3" draw:text-style-name="P3" draw:layer="layout" svg:width="0.38cm" svg:height="0.107cm" svg:x="18.526cm" svg:y="0.965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text-style-name="P3" draw:layer="layout" svg:width="0.647cm" svg:height="0.744cm" svg:x="18.33cm" svg:y="1.226cm" svg:viewBox="0 0 648 745" svg:d="M636 45c12-13 12-17 12-18 0-7-5-15-15-15-7 0-9 8-17 15l-263 293c-47-146-55-178-82-235-15-26-38-85-140-85-66 0-94 59-94 75 0 2 0 12 12 12 10 0 12-5 12-12 21-47 57-48 63-48 35 0 67 87 88 135 39 93 76 225 76 229 0 0 0 4-11 13l-265 296c-12 11-12 15-12 18 0 6 7 13 12 13 10 0 15-7 20-13l266-294c35 120 49 163 77 229 12 37 39 92 141 92 67 0 98-60 98-77 0-1 0-12-15-12-8 0-12 7-16 17-8 28-39 45-57 45-59 0-139-277-163-365z">
            <text:p/>
          </draw:path>
          <draw:path draw:style-name="gr3" draw:text-style-name="P3" draw:layer="layout" svg:width="0.374cm" svg:height="0.55cm" svg:x="19.054cm" svg:y="0.724cm" svg:viewBox="0 0 375 551" svg:d="M375 277c0-88-12-150-49-208-26-37-75-69-140-69-186 0-186 218-186 277 0 60 0 274 186 274 189 0 189-214 189-274zM186 528c-35 0-84-23-101-87-14-46-14-115-14-174 0-58 0-120 14-163 17-65 67-82 101-82 47 0 85 27 102 72 12 47 12 105 12 173 0 59 0 120-10 170-17 75-72 91-104 91z">
            <text:p/>
          </draw:path>
        </draw:g>
        <draw:g>
          <svg:title>TexMaths</svg:title>
          <svg:desc>20§display§\tilde{t} \rightarrow t \tilde{\chi}^0</svg:desc>
          <draw:polygon draw:style-name="gr4" draw:text-style-name="P2" draw:layer="layout" svg:width="3.806cm" svg:height="1.218cm" svg:x="0.798cm" svg:y="0.796cm" svg:viewBox="0 0 3807 1219" draw:points="1901,1219 0,1219 0,0 3807,0 3807,1219">
            <text:p/>
          </draw:polygon>
          <draw:path draw:style-name="gr5" draw:text-style-name="P3" draw:layer="layout" svg:width="0.381cm" svg:height="0.107cm" svg:x="0.909cm" svg:y="0.809cm" svg:viewBox="0 0 382 108" svg:d="M382 16l-16-16c0 0-46 56-95 56-26 0-55-17-75-30-33-19-52-26-72-26-42 0-65 26-124 91l20 17c0-4 42-56 94-56 26 0 56 17 75 30 30 16 49 26 69 26 46 0 66-26 124-92z">
            <text:p/>
          </draw:path>
          <draw:path draw:style-name="gr5" draw:text-style-name="P3" draw:layer="layout" svg:width="0.352cm" svg:height="0.734cm" svg:x="0.824cm" svg:y="1.07cm" svg:viewBox="0 0 353 735" svg:d="M213 262h107c23 0 33 0 33-24 0-13-10-13-33-13h-101c43-163 49-186 49-192 0-20-13-33-33-33-3 0-35 0-46 42l-45 183h-108c-23 0-36 0-36 20 0 17 10 17 33 17h101c-82 326-88 346-88 365 0 62 45 108 107 108 118 0 184-170 184-180s-10-9-17-9c-9 0-9 3-16 16-49 118-111 147-151 147-22 0-35-16-35-52 0-30 3-36 6-55z">
            <text:p/>
          </draw:path>
          <draw:path draw:style-name="gr5" draw:text-style-name="P3" draw:layer="layout" svg:width="1.022cm" svg:height="0.601cm" svg:x="1.599cm" svg:y="1.204cm" svg:viewBox="0 0 1023 602" svg:d="M899 324c-66 49-95 94-105 111-52 78-62 153-62 153 0 14 16 14 23 14 20 0 23-4 26-24 26-111 94-209 225-261 13-6 17-6 17-17 0-6-7-9-10-12-49-20-189-75-232-272-3-13-6-16-26-16-7 0-23 0-23 13 0 3 13 75 59 154 22 33 59 75 108 111h-857c-22 0-42 0-42 22 0 23 20 24 42 24z">
            <text:p/>
          </draw:path>
          <draw:path draw:style-name="gr5" draw:text-style-name="P3" draw:layer="layout" svg:width="0.352cm" svg:height="0.734cm" svg:x="3.033cm" svg:y="1.07cm" svg:viewBox="0 0 353 735" svg:d="M213 262h107c23 0 33 0 33-24 0-13-10-13-33-13h-101c43-163 49-186 49-192 0-20-13-33-33-33-3 0-35 0-46 42l-45 183h-108c-23 0-36 0-36 20 0 17 10 17 33 17h101c-82 326-88 346-88 365 0 62 45 108 107 108 118 0 184-170 184-180s-10-9-17-9c-9 0-9 3-16 16-49 118-111 147-151 147-22 0-35-16-35-52 0-30 3-36 6-55z">
            <text:p/>
          </draw:path>
          <draw:path draw:style-name="gr5" draw:text-style-name="P3" draw:layer="layout" svg:width="0.381cm" svg:height="0.107cm" svg:x="3.657cm" svg:y="1.022cm" svg:viewBox="0 0 382 108" svg:d="M382 16l-16-16c0 0-46 56-95 56-26 0-55-17-75-30-33-19-52-26-72-26-42 0-65 26-124 91l20 17c0-4 42-56 94-56 26 0 56 17 75 30 30 16 49 26 69 26 46 0 66-26 124-92z">
            <text:p/>
          </draw:path>
          <draw:path draw:style-name="gr5" draw:text-style-name="P3" draw:layer="layout" svg:width="0.649cm" svg:height="0.744cm" svg:x="3.458cm" svg:y="1.283cm" svg:viewBox="0 0 650 745" svg:d="M637 46c13-13 13-17 13-20 0-6-6-13-16-13-7 0-10 7-17 13l-264 294c-46-147-56-176-82-235-13-26-39-85-140-85-66 0-95 59-95 75 0 3 0 13 13 13 10 0 13-6 13-13 20-46 56-49 62-49 36 0 69 88 89 137 38 92 75 226 75 229 0 0 0 3-10 13l-265 294c-13 14-13 16-13 20 0 7 7 13 13 13 10 0 13-6 20-13l264-294c36 121 49 163 79 228 13 36 39 92 140 92 69 0 98-59 98-75 0-4 0-13-12-13-11 0-14 7-17 16-10 29-39 46-59 46-59 0-137-278-164-366z">
            <text:p/>
          </draw:path>
          <draw:path draw:style-name="gr5" draw:text-style-name="P3" draw:layer="layout" svg:width="0.375cm" svg:height="0.551cm" svg:x="4.187cm" svg:y="0.78cm" svg:viewBox="0 0 376 552" svg:d="M376 278c0-89-14-151-49-209-27-36-76-69-141-69-186 0-186 219-186 278s0 274 186 274c190 0 190-215 190-274zM186 529c-35 0-85-23-101-88-13-46-13-114-13-173s0-121 13-164c16-65 68-81 101-81 46 0 85 26 102 72 12 45 12 105 12 173 0 59 0 121-9 170-16 75-72 91-105 91z">
            <text:p/>
          </draw:path>
        </draw:g>
        <draw:custom-shape draw:style-name="gr6" draw:text-style-name="P1" draw:layer="layout" svg:width="4.247cm" svg:height="1.797cm" svg:x="0.635cm" svg:y="0.453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.523cm" svg:y1="3.506cm" svg:x2="4.384cm" svg:y2="3.506cm">
          <text:p/>
        </draw:line>
        <draw:line draw:style-name="gr8" draw:text-style-name="P4" draw:layer="layout" svg:x1="1.523cm" svg:y1="7.497cm" svg:x2="4.384cm" svg:y2="7.497cm">
          <text:p/>
        </draw:line>
        <draw:path draw:style-name="gr9" draw:text-style-name="P4" draw:layer="layout" svg:width="0.571cm" svg:height="3.972cm" svg:x="2.954cm" svg:y="3.524cm" svg:viewBox="0 0 572 3973" svg:d="M0 0c1286 1854 1 3973 1 3973">
          <text:p/>
        </draw:path>
        <draw:g>
          <svg:title>TexMaths</svg:title>
          <svg:desc>20§display§\tilde{t}</svg:desc>
          <draw:polygon draw:style-name="gr2" draw:text-style-name="P2" draw:layer="layout" svg:width="0.517cm" svg:height="0.86cm" svg:x="0.808cm" svg:y="2.762cm" svg:viewBox="0 0 518 861" draw:points="261,861 0,861 0,0 518,0 518,861">
            <text:p/>
          </draw:polygon>
          <draw:path draw:style-name="gr3" draw:text-style-name="P3" draw:layer="layout" svg:width="0.334cm" svg:height="0.093cm" svg:x="0.905cm" svg:y="2.762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text-style-name="P3" draw:layer="layout" svg:width="0.308cm" svg:height="0.643cm" svg:x="0.83cm" svg:y="2.991cm" svg:viewBox="0 0 309 644" svg:d="M186 229h94c21 0 29 0 29-20 0-12-8-12-29-12h-88c37-143 42-163 42-168 0-18-11-29-28-29-3 0-31 0-40 37l-40 160h-94c-21 0-32 0-32 18 0 14 8 14 29 14h88c-71 286-77 303-77 320 0 55 40 95 95 95 102 0 160-149 160-157 0-9-9-9-15-9-8 0-8 3-14 14-43 103-97 129-131 129-21 0-32-14-32-46 0-26 3-32 6-48z">
            <text:p/>
          </draw:path>
        </draw:g>
        <draw:g>
          <svg:title>TexMaths</svg:title>
          <svg:desc>20§display§t</svg:desc>
          <draw:polygon draw:style-name="gr2" draw:text-style-name="P2" draw:layer="layout" svg:width="0.362cm" svg:height="0.62cm" svg:x="2.84cm" svg:y="5cm" svg:viewBox="0 0 363 621" draw:points="183,621 0,621 0,0 363,0 363,621">
            <text:p/>
          </draw:polygon>
          <draw:path draw:style-name="gr3" draw:text-style-name="P3" draw:layer="layout" svg:width="0.308cm" svg:height="0.643cm" svg:x="2.863cm" svg:y="4.988cm" svg:viewBox="0 0 309 644" svg:d="M186 229h94c21 0 29 0 29-20 0-12-8-12-29-12h-88c37-143 42-163 42-168 0-18-11-29-28-29-3 0-31 0-40 37l-40 160h-94c-21 0-32 0-32 18 0 14 8 14 29 14h88c-71 286-77 303-77 320 0 55 40 95 95 95 102 0 160-149 160-157 0-9-9-9-15-9-8 0-8 3-14 14-43 103-97 129-131 129-21 0-32-14-32-46 0-26 3-32 6-48z">
            <text:p/>
          </draw:path>
        </draw:g>
        <draw:line draw:style-name="gr7" draw:text-style-name="P4" draw:layer="layout" svg:x1="18.549cm" svg:y1="3.521cm" svg:x2="21.349cm" svg:y2="3.521cm">
          <text:p/>
        </draw:line>
        <draw:path draw:style-name="gr10" draw:text-style-name="P4" draw:layer="layout" svg:width="0.286cm" svg:height="3cm" svg:x="19.937cm" svg:y="3.52cm" svg:viewBox="0 0 287 3001" svg:d="M1 0c644 1402-1 3001-1 3001">
          <text:p/>
        </draw:path>
        <draw:g>
          <svg:title>TexMaths</svg:title>
          <svg:desc>20§display§\tilde{t}</svg:desc>
          <draw:polygon draw:style-name="gr2" draw:text-style-name="P2" draw:layer="layout" svg:width="0.517cm" svg:height="0.862cm" svg:x="7.843cm" svg:y="3.076cm" svg:viewBox="0 0 518 863" draw:points="261,863 0,863 0,0 518,0 518,863">
            <text:p/>
          </draw:polygon>
          <draw:path draw:style-name="gr3" draw:text-style-name="P3" draw:layer="layout" svg:width="0.334cm" svg:height="0.094cm" svg:x="7.941cm" svg:y="3.076cm" svg:viewBox="0 0 335 95" svg:d="M335 14l-14-14c0 0-40 48-83 48-23 0-49-14-66-25-29-17-46-23-63-23-37 0-58 23-109 80l17 15c0-3 37-49 84-49 22 0 48 14 65 26 26 14 43 23 60 23 40 0 58-23 109-81z">
            <text:p/>
          </draw:path>
          <draw:path draw:style-name="gr3" draw:text-style-name="P3" draw:layer="layout" svg:width="0.308cm" svg:height="0.644cm" svg:x="7.866cm" svg:y="3.305cm" svg:viewBox="0 0 309 645" svg:d="M186 229h95c20 0 28 0 28-20 0-11-8-11-28-11h-89c37-144 43-164 43-169 0-18-12-29-28-29-3 0-32 0-41 37l-40 161h-94c-21 0-32 0-32 17 0 14 8 14 29 14h88c-71 287-77 304-77 321 0 55 40 95 95 95 103 0 160-149 160-158 0-8-8-9-14-9-9 0-9 3-15 15-43 103-97 129-131 129-21 0-32-14-32-46 0-26 3-32 6-49z">
            <text:p/>
          </draw:path>
        </draw:g>
        <draw:g>
          <svg:title>TexMaths</svg:title>
          <svg:desc>20§display§b</svg:desc>
          <draw:polygon draw:style-name="gr2" draw:text-style-name="P2" draw:layer="layout" svg:width="0.432cm" svg:height="0.701cm" svg:x="20.478cm" svg:y="4.636cm" svg:viewBox="0 0 433 702" draw:points="218,702 0,702 0,0 433,0 433,702">
            <text:p/>
          </draw:polygon>
          <draw:path draw:style-name="gr3" draw:text-style-name="P3" draw:layer="layout" svg:width="0.371cm" svg:height="0.712cm" svg:x="20.526cm" svg:y="4.636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text-style-name="P2" draw:layer="layout" svg:width="1.726cm" svg:height="0.856cm" svg:x="20.409cm" svg:y="6.521cm" svg:viewBox="0 0 1727 857" draw:points="863,857 0,857 0,0 1727,0 1727,857">
            <text:p/>
          </draw:polygon>
          <draw:path draw:style-name="gr3" draw:text-style-name="P3" draw:layer="layout" svg:width="1.002cm" svg:height="0.712cm" svg:x="20.463cm" svg:y="6.688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text-style-name="P3" draw:layer="layout" svg:width="0.52cm" svg:height="0.52cm" svg:x="21.558cm" svg:y="6.456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4" draw:layer="layout" svg:x1="18.549cm" svg:y1="7.521cm" svg:x2="21.349cm" svg:y2="7.521cm">
          <text:p/>
        </draw:line>
        <draw:path draw:style-name="gr10" draw:text-style-name="P4" draw:layer="layout" svg:width="0.111cm" svg:height="0.999cm" svg:x="19.937cm" svg:y="6.521cm" svg:viewBox="0 0 112 1000" svg:d="M0 0c252 467 0 1000 0 1000">
          <text:p/>
        </draw:path>
        <draw:line draw:style-name="gr7" draw:text-style-name="P4" draw:layer="layout" svg:x1="13.562cm" svg:y1="3.521cm" svg:x2="16.362cm" svg:y2="3.521cm">
          <text:p/>
        </draw:line>
        <draw:line draw:style-name="gr11" draw:text-style-name="P4" draw:layer="layout" svg:x1="13.562cm" svg:y1="5.521cm" svg:x2="16.362cm" svg:y2="5.521cm">
          <text:p/>
        </draw:line>
        <draw:path draw:style-name="gr12" draw:text-style-name="P4" draw:layer="layout" svg:width="0.286cm" svg:height="2cm" svg:x="14.95cm" svg:y="3.52cm" svg:viewBox="0 0 287 2001" svg:d="M1 0c644 935-1 2001-1 2001">
          <text:p/>
        </draw:path>
        <draw:g>
          <svg:title>TexMaths</svg:title>
          <svg:desc>20§display§b</svg:desc>
          <draw:polygon draw:style-name="gr2" draw:text-style-name="P2" draw:layer="layout" svg:width="0.432cm" svg:height="0.701cm" svg:x="15.591cm" svg:y="4.236cm" svg:viewBox="0 0 433 702" draw:points="218,702 0,702 0,0 433,0 433,702">
            <text:p/>
          </draw:polygon>
          <draw:path draw:style-name="gr3" draw:text-style-name="P3" draw:layer="layout" svg:width="0.371cm" svg:height="0.712cm" svg:x="15.639cm" svg:y="4.236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text-style-name="P2" draw:layer="layout" svg:width="1.726cm" svg:height="0.856cm" svg:x="15.673cm" svg:y="6.213cm" svg:viewBox="0 0 1727 857" draw:points="863,857 0,857 0,0 1727,0 1727,857">
            <text:p/>
          </draw:polygon>
          <draw:path draw:style-name="gr3" draw:text-style-name="P3" draw:layer="layout" svg:width="1.002cm" svg:height="0.712cm" svg:x="15.727cm" svg:y="6.38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text-style-name="P3" draw:layer="layout" svg:width="0.52cm" svg:height="0.52cm" svg:x="16.822cm" svg:y="6.148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4" draw:layer="layout" svg:x1="13.562cm" svg:y1="7.521cm" svg:x2="16.362cm" svg:y2="7.521cm">
          <text:p/>
        </draw:line>
        <draw:path draw:style-name="gr12" draw:text-style-name="P4" draw:layer="layout" svg:width="0.286cm" svg:height="1.999cm" svg:x="14.95cm" svg:y="5.521cm" svg:viewBox="0 0 287 2000" svg:d="M1 0c644 934-1 2000-1 2000">
          <text:p/>
        </draw:path>
        <draw:line draw:style-name="gr7" draw:text-style-name="P4" draw:layer="layout" svg:x1="8.593cm" svg:y1="3.532cm" svg:x2="11.393cm" svg:y2="3.532cm">
          <text:p/>
        </draw:line>
        <draw:line draw:style-name="gr11" draw:text-style-name="P4" draw:layer="layout" svg:x1="8.593cm" svg:y1="4.532cm" svg:x2="11.393cm" svg:y2="4.532cm">
          <text:p/>
        </draw:line>
        <draw:g>
          <svg:title>TexMaths</svg:title>
          <svg:desc>20§display§b</svg:desc>
          <draw:polygon draw:style-name="gr2" draw:text-style-name="P2" draw:layer="layout" svg:width="0.432cm" svg:height="0.701cm" svg:x="10.522cm" svg:y="3.647cm" svg:viewBox="0 0 433 702" draw:points="218,702 0,702 0,0 433,0 433,702">
            <text:p/>
          </draw:polygon>
          <draw:path draw:style-name="gr3" draw:text-style-name="P3" draw:layer="layout" svg:width="0.371cm" svg:height="0.712cm" svg:x="10.57cm" svg:y="3.647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text-style-name="P2" draw:layer="layout" svg:width="1.726cm" svg:height="0.856cm" svg:x="10.553cm" svg:y="5.632cm" svg:viewBox="0 0 1727 857" draw:points="863,857 0,857 0,0 1727,0 1727,857">
            <text:p/>
          </draw:polygon>
          <draw:path draw:style-name="gr3" draw:text-style-name="P3" draw:layer="layout" svg:width="1.002cm" svg:height="0.712cm" svg:x="10.607cm" svg:y="5.799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text-style-name="P3" draw:layer="layout" svg:width="0.52cm" svg:height="0.52cm" svg:x="11.702cm" svg:y="5.567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4" draw:layer="layout" svg:x1="8.593cm" svg:y1="7.532cm" svg:x2="11.393cm" svg:y2="7.532cm">
          <text:p/>
        </draw:line>
        <draw:line draw:style-name="gr11" draw:text-style-name="P4" draw:layer="layout" svg:x1="18.549cm" svg:y1="6.521cm" svg:x2="21.349cm" svg:y2="6.521cm">
          <text:p/>
        </draw:line>
        <draw:path draw:style-name="gr10" draw:text-style-name="P4" draw:layer="layout" svg:width="0.111cm" svg:height="0.999cm" svg:x="10.037cm" svg:y="3.521cm" svg:viewBox="0 0 112 1000" svg:d="M0 0c252 467 0 1000 0 1000">
          <text:p/>
        </draw:path>
        <draw:path draw:style-name="gr10" draw:text-style-name="P4" draw:layer="layout" svg:width="0.286cm" svg:height="3cm" svg:x="10.062cm" svg:y="4.521cm" svg:viewBox="0 0 287 3001" svg:d="M1 0c644 1402-1 3001-1 3001">
          <text:p/>
        </draw:path>
        <draw:g>
          <svg:title>TexMaths</svg:title>
          <svg:desc>14§display§x = 0.75§svg§600§FALSE</svg:desc>
          <draw:polygon draw:style-name="gr2" draw:text-style-name="P2" draw:layer="layout" svg:width="2.822cm" svg:height="0.496cm" svg:x="8.624cm" svg:y="8.503cm" svg:viewBox="0 0 2823 497" draw:points="1413,497 0,497 0,0 2823,0 2823,497">
            <text:p/>
          </draw:polygon>
          <draw:path draw:style-name="gr3" draw:text-style-name="P3" draw:layer="layout" svg:width="0.384cm" svg:height="0.349cm" svg:x="8.646cm" svg:y="8.656cm" svg:viewBox="0 0 385 350" svg:d="M236 109c5-21 22-91 77-91 4 0 22 0 37 8-20 5-35 24-35 42 0 13 6 28 28 28 18 0 42-15 42-46 0-39-46-50-72-50-44 0-72 42-81 59-20-50-61-59-83-59-81 0-125 101-125 118 0 9 7 9 9 9 6 0 9-2 11-9 26-81 76-100 103-100 15 0 41 6 41 50 0 24-13 76-41 186-11 48-40 79-73 79-6 0-24 0-39-9 20-4 37-20 37-42s-17-28-30-28c-22 0-42 22-42 46 0 35 39 50 72 50 53 0 79-55 81-59 11 29 37 59 85 59 79 0 123-98 123-118 0-9-7-9-9-9-7 0-9 5-11 9-24 83-76 101-103 101-30 0-41-24-41-51 0-17 4-33 13-68z">
            <text:p/>
          </draw:path>
          <draw:path draw:style-name="gr3" draw:text-style-name="P3" draw:layer="layout" svg:width="0.513cm" svg:height="0.181cm" svg:x="9.317cm" svg:y="8.715cm" svg:viewBox="0 0 514 182" svg:d="M488 31c11 0 26 0 26-16 0-15-15-15-26-15h-462c-11 0-26 0-26 15 0 16 15 16 26 16zM488 182c11 0 26 0 26-16 0-15-15-15-26-15h-462c-11 0-26 0-26 15 0 16 15 16 26 16z">
            <text:p/>
          </draw:path>
          <draw:path draw:style-name="gr3" draw:text-style-name="P3" draw:layer="layout" svg:width="0.325cm" svg:height="0.531cm" svg:x="10.113cm" svg:y="8.485cm" svg:viewBox="0 0 326 532" svg:d="M326 267c0-61-5-123-31-179-35-75-98-88-131-88-48 0-103 20-136 92-24 52-28 114-28 175 0 59 2 127 35 186 33 63 90 79 127 79 41 0 100-18 135-90 24-52 29-114 29-175zM162 514c-29 0-75-19-90-94-9-46-9-116-9-162 0-50 0-100 7-142 15-92 72-98 92-98 26 0 76 13 92 89 8 44 8 103 8 151 0 57 0 110-8 160-13 72-57 96-92 96z">
            <text:p/>
          </draw:path>
          <draw:path draw:style-name="gr3" draw:text-style-name="P3" draw:layer="layout" svg:width="0.082cm" svg:height="0.082cm" svg:x="10.533cm" svg:y="8.914cm" svg:viewBox="0 0 83 83" svg:d="M83 42c0-22-17-42-41-42-22 0-42 20-42 42 0 24 20 41 42 41 24 0 41-17 41-41z">
            <text:p/>
          </draw:path>
          <draw:path draw:style-name="gr3" draw:text-style-name="P3" draw:layer="layout" svg:width="0.331cm" svg:height="0.537cm" svg:x="10.723cm" svg:y="8.477cm" svg:viewBox="0 0 332 538" svg:d="M326 53c6-11 6-11 6-29h-188c-94 0-96-9-98-24h-20l-26 160h20c2-13 8-62 19-70 5-7 66-7 75-7h162c-9 13-70 99-88 123-70 105-96 212-96 291 0 6 0 41 37 41 35 0 35-35 35-41v-40c0-41 2-85 9-127 2-17 13-83 48-131z">
            <text:p/>
          </draw:path>
          <draw:path draw:style-name="gr3" draw:text-style-name="P3" draw:layer="layout" svg:width="0.307cm" svg:height="0.531cm" svg:x="11.102cm" svg:y="8.485cm" svg:viewBox="0 0 308 532" svg:d="M308 359c0-92-63-169-146-169-37 0-70 11-99 40v-151c16 4 42 11 66 11 96 0 149-72 149-81 0-5-2-9-7-9 0 0-2 0-6 2-16 7-53 22-105 22-31 0-68-4-103-22-7-2-9-2-9-2-9 0-9 7-9 20v227c0 16 0 20 11 20 5 0 7-2 11-7 9-11 37-52 99-52 41 0 61 35 65 48 13 28 16 59 16 99 0 26 0 72-20 105-18 30-46 50-83 50-55 0-101-42-114-88 2 3 4 3 13 3 26 0 40-20 40-38 0-19-14-37-40-37-11 0-37 5-37 40 0 67 52 142 140 142 90 0 168-75 168-173z">
            <text:p/>
          </draw:path>
        </draw:g>
        <draw:g>
          <svg:title>TexMaths</svg:title>
          <svg:desc>14§display§x = 0.50§svg§600§FALSE</svg:desc>
          <draw:polygon draw:style-name="gr2" draw:text-style-name="P2" draw:layer="layout" svg:width="2.822cm" svg:height="0.495cm" svg:x="13.653cm" svg:y="8.495cm" svg:viewBox="0 0 2823 496" draw:points="1413,496 0,496 0,0 2823,0 2823,496">
            <text:p/>
          </draw:polygon>
          <draw:path draw:style-name="gr3" draw:text-style-name="P3" draw:layer="layout" svg:width="0.384cm" svg:height="0.349cm" svg:x="13.675cm" svg:y="8.648cm" svg:viewBox="0 0 385 350" svg:d="M236 109c5-22 22-92 77-92 4 0 22 0 37 9-20 5-35 24-35 42 0 13 6 28 28 28 18 0 42-15 42-46 0-39-46-50-72-50-44 0-72 42-81 59-20-50-61-59-83-59-81 0-125 101-125 118 0 9 7 9 9 9 6 0 9-2 11-9 26-81 76-101 103-101 15 0 41 7 41 51 0 24-13 76-41 186-11 48-40 78-73 78-6 0-24 0-39-8 20-5 37-20 37-42s-17-28-30-28c-22 0-42 21-42 45 0 35 39 51 72 51 53 0 79-55 81-59 11 28 37 59 85 59 79 0 123-99 123-118 0-9-7-9-9-9-7 0-9 4-11 9-24 83-76 100-103 100-30 0-41-24-41-50 0-18 4-33 13-68z">
            <text:p/>
          </draw:path>
          <draw:path draw:style-name="gr3" draw:text-style-name="P3" draw:layer="layout" svg:width="0.513cm" svg:height="0.18cm" svg:x="14.346cm" svg:y="8.707cm" svg:viewBox="0 0 514 181" svg:d="M488 31c11 0 26 0 26-16 0-15-15-15-26-15h-462c-11 0-26 0-26 15 0 16 15 16 26 16zM488 181c11 0 26 0 26-15s-15-15-26-15h-462c-11 0-26 0-26 15s15 15 26 15z">
            <text:p/>
          </draw:path>
          <draw:path draw:style-name="gr3" draw:text-style-name="P3" draw:layer="layout" svg:width="0.325cm" svg:height="0.53cm" svg:x="15.142cm" svg:y="8.477cm" svg:viewBox="0 0 326 531" svg:d="M326 267c0-62-5-123-31-180-35-74-98-87-131-87-48 0-103 20-136 92-24 52-28 113-28 175 0 59 2 126 35 185 33 64 90 79 127 79 41 0 100-17 135-89 24-53 29-114 29-175zM162 514c-29 0-75-20-90-94-9-46-9-116-9-162 0-50 0-101 7-142 15-92 72-99 92-99 26 0 76 14 92 90 8 44 8 103 8 151 0 57 0 109-8 160-13 72-57 96-92 96z">
            <text:p/>
          </draw:path>
          <draw:path draw:style-name="gr3" draw:text-style-name="P3" draw:layer="layout" svg:width="0.082cm" svg:height="0.082cm" svg:x="15.562cm" svg:y="8.906cm" svg:viewBox="0 0 83 83" svg:d="M83 42c0-22-17-42-41-42-22 0-42 20-42 42 0 24 20 41 42 41 24 0 41-17 41-41z">
            <text:p/>
          </draw:path>
          <draw:path draw:style-name="gr3" draw:text-style-name="P3" draw:layer="layout" svg:width="0.307cm" svg:height="0.53cm" svg:x="15.748cm" svg:y="8.477cm" svg:viewBox="0 0 308 531" svg:d="M308 358c0-91-63-168-146-168-37 0-70 11-99 40v-151c16 4 42 11 66 11 96 0 149-73 149-81 0-5-2-9-7-9 0 0-2 0-6 2-16 7-53 22-105 22-31 0-68-4-103-22-7-2-9-2-9-2-9 0-9 7-9 20v227c0 15 0 20 11 20 7 0 7-3 11-7 9-11 37-52 99-52 41 0 61 35 65 48 13 28 16 59 16 98 0 26 0 72-20 105-18 31-46 50-83 50-55 0-101-41-114-87 2 2 4 2 13 2 26 0 40-20 40-37 0-20-14-37-40-37-11 0-37 4-37 39 0 68 52 142 140 142 90 0 168-74 168-173z">
            <text:p/>
          </draw:path>
          <draw:path draw:style-name="gr3" draw:text-style-name="P3" draw:layer="layout" svg:width="0.325cm" svg:height="0.53cm" svg:x="16.122cm" svg:y="8.477cm" svg:viewBox="0 0 326 531" svg:d="M326 267c0-62-5-123-31-180-35-74-98-87-131-87-48 0-103 20-136 92-24 52-28 113-28 175 0 59 2 126 35 185 33 64 90 79 127 79 41 0 100-17 135-89 24-53 29-114 29-175zM162 514c-31 0-75-20-90-94-9-46-9-116-9-162 0-50 0-101 7-142 15-92 72-99 92-99 26 0 76 14 92 90 8 44 8 103 8 151 0 57 0 109-8 160-13 72-57 96-92 96z">
            <text:p/>
          </draw:path>
        </draw:g>
        <draw:g>
          <svg:title>TexMaths</svg:title>
          <svg:desc>14§display§x = 0.25§svg§600§FALSE</svg:desc>
          <draw:polygon draw:style-name="gr2" draw:text-style-name="P2" draw:layer="layout" svg:width="2.822cm" svg:height="0.495cm" svg:x="18.624cm" svg:y="8.495cm" svg:viewBox="0 0 2823 496" draw:points="1413,496 0,496 0,0 2823,0 2823,496">
            <text:p/>
          </draw:polygon>
          <draw:path draw:style-name="gr3" draw:text-style-name="P3" draw:layer="layout" svg:width="0.384cm" svg:height="0.349cm" svg:x="18.646cm" svg:y="8.648cm" svg:viewBox="0 0 385 350" svg:d="M236 109c5-22 22-92 77-92 4 0 22 0 37 9-20 5-35 24-35 42 0 13 6 28 28 28 18 0 42-15 42-46 0-39-46-50-72-50-44 0-72 42-81 59-20-50-61-59-83-59-81 0-125 101-125 118 0 9 7 9 9 9 6 0 9-2 11-9 26-81 76-101 103-101 15 0 41 7 41 51 0 24-13 76-41 186-11 48-40 78-73 78-6 0-24 0-39-8 20-5 37-20 37-42s-17-28-30-28c-22 0-42 21-42 45 0 35 39 51 72 51 53 0 79-55 81-59 11 28 37 59 85 59 79 0 123-99 123-118 0-9-7-9-9-9-7 0-9 4-11 9-24 83-76 100-103 100-30 0-41-24-41-50 0-18 4-33 13-68z">
            <text:p/>
          </draw:path>
          <draw:path draw:style-name="gr3" draw:text-style-name="P3" draw:layer="layout" svg:width="0.513cm" svg:height="0.18cm" svg:x="19.317cm" svg:y="8.707cm" svg:viewBox="0 0 514 181" svg:d="M488 31c11 0 26 0 26-16 0-15-15-15-26-15h-462c-11 0-26 0-26 15 0 16 15 16 26 16zM488 181c11 0 26 0 26-15s-15-15-26-15h-462c-11 0-26 0-26 15s15 15 26 15z">
            <text:p/>
          </draw:path>
          <draw:path draw:style-name="gr3" draw:text-style-name="P3" draw:layer="layout" svg:width="0.325cm" svg:height="0.53cm" svg:x="20.113cm" svg:y="8.477cm" svg:viewBox="0 0 326 531" svg:d="M326 267c0-62-5-123-31-180-35-74-98-87-131-87-48 0-103 20-136 92-24 52-28 113-28 175 0 59 2 126 35 185 33 64 90 79 127 79 41 0 100-17 135-89 24-53 29-114 29-175zM162 514c-29 0-75-20-90-94-9-46-9-116-9-162 0-50 0-101 7-142 15-92 72-99 92-99 26 0 76 14 92 90 8 44 8 103 8 151 0 57 0 109-8 160-13 72-57 96-92 96z">
            <text:p/>
          </draw:path>
          <draw:path draw:style-name="gr3" draw:text-style-name="P3" draw:layer="layout" svg:width="0.082cm" svg:height="0.082cm" svg:x="20.533cm" svg:y="8.906cm" svg:viewBox="0 0 83 83" svg:d="M83 42c0-22-17-42-41-42-22 0-42 20-42 42 0 24 20 41 42 41 24 0 41-17 41-41z">
            <text:p/>
          </draw:path>
          <draw:path draw:style-name="gr3" draw:text-style-name="P3" draw:layer="layout" svg:width="0.307cm" svg:height="0.513cm" svg:x="20.719cm" svg:y="8.477cm" svg:viewBox="0 0 308 514" svg:d="M59 455l83-79c120-107 166-149 166-227 0-88-70-149-164-149-87 0-144 70-144 140 0 44 39 44 42 44 13 0 39-11 39-42 0-20-13-39-42-39-4 0-6 0-8 0 17-51 59-79 105-79 70 0 102 63 102 125 0 63-39 124-81 170l-148 166c-9 9-9 11-9 29h286l22-134h-19c-3 22-9 57-16 68-6 7-57 7-74 7z">
            <text:p/>
          </draw:path>
          <draw:path draw:style-name="gr3" draw:text-style-name="P3" draw:layer="layout" svg:width="0.307cm" svg:height="0.53cm" svg:x="21.102cm" svg:y="8.477cm" svg:viewBox="0 0 308 531" svg:d="M308 358c0-91-63-168-146-168-37 0-70 11-99 40v-151c16 4 42 11 66 11 96 0 149-73 149-81 0-5-2-9-7-9 0 0-2 0-6 2-16 7-53 22-105 22-31 0-68-4-103-22-7-2-9-2-9-2-9 0-9 7-9 20v227c0 15 0 20 11 20 5 0 7-3 11-7 9-11 37-52 99-52 41 0 61 35 65 48 13 28 16 59 16 98 0 26 0 72-20 105-18 31-46 50-83 50-55 0-101-41-114-87 2 2 4 2 13 2 26 0 40-20 40-37 0-20-14-37-40-37-11 0-37 4-37 39 0 68 52 142 140 142 90 0 168-74 168-173z">
            <text:p/>
          </draw:path>
        </draw:g>
        <draw:g>
          <svg:title>TexMaths</svg:title>
          <svg:desc>14§display§\tilde{\chi}^\pm§svg§600§FALSE</svg:desc>
          <draw:polygon draw:style-name="gr2" draw:text-style-name="P2" draw:layer="layout" svg:width="1.279cm" svg:height="1.066cm" svg:x="7.259cm" svg:y="4.155cm" svg:viewBox="0 0 1280 1067" draw:points="639,1067 0,1067 0,0 1280,0 1280,1067">
            <text:p/>
          </draw:polygon>
          <draw:path draw:style-name="gr3" draw:text-style-name="P3" draw:layer="layout" svg:width="0.343cm" svg:height="0.098cm" svg:x="7.466cm" svg:y="4.336cm" svg:viewBox="0 0 344 99" svg:d="M344 15l-17-15c0 0-38 50-85 50-23 0-50-15-67-27-26-14-47-23-64-23-38 0-59 23-111 82l17 17c0-3 38-52 85-52 23 0 50 17 67 26 26 17 47 26 64 26 38 0 59-23 111-84z">
            <text:p/>
          </draw:path>
          <draw:path draw:style-name="gr3" draw:text-style-name="P3" draw:layer="layout" svg:width="0.579cm" svg:height="0.664cm" svg:x="7.291cm" svg:y="4.566cm" svg:viewBox="0 0 580 665" svg:d="M569 41c11-12 11-15 11-18 0-6-5-11-11-11s-12 5-18 11l-236 263c-41-131-50-158-73-210-12-24-35-76-125-76-59 0-85 52-85 67 0 3 0 12 12 12 8 0 11-6 11-12 18-41 50-44 56-44 32 0 61 79 79 123 35 81 67 201 67 204 0 0 0 3-9 12l-236 265c-12 12-12 12-12 14 0 6 6 15 12 15 8 0 11-9 17-12l236-265c32 108 44 146 70 204 12 32 35 82 129 82 58 0 87-53 87-67 0-3-3-9-14-9-9 0-9 3-15 15-9 23-35 40-52 40-53 0-123-250-146-329z">
            <text:p/>
          </draw:path>
          <draw:path draw:style-name="gr3" draw:text-style-name="P3" draw:layer="layout" svg:width="0.533cm" svg:height="0.53cm" svg:x="7.953cm" svg:y="4.088cm" svg:viewBox="0 0 534 531" svg:d="M283 283h222c11 0 29 0 29-18 0-17-18-17-29-17h-222v-216c0-15 0-32-18-32-17 0-17 17-17 26v222h-219c-12 0-29 0-29 17 0 18 17 18 29 18h219v213h-219c-12 0-29 0-29 17 0 18 17 18 29 18h476c11 0 29 0 29-18 0-17-18-17-29-17h-222z">
            <text:p/>
          </draw:path>
        </draw:g>
        <draw:g>
          <svg:title>TexMaths</svg:title>
          <svg:desc>20§display§\tilde{\chi}^0</svg:desc>
          <draw:polygon draw:style-name="gr2" draw:text-style-name="P2" draw:layer="layout" svg:width="1.032cm" svg:height="1.066cm" svg:x="7.513cm" svg:y="6.943cm" svg:viewBox="0 0 1033 1067" draw:points="518,1067 0,1067 0,0 1033,0 1033,1067">
            <text:p/>
          </draw:polygon>
          <draw:path draw:style-name="gr3" draw:text-style-name="P3" draw:layer="layout" svg:width="0.334cm" svg:height="0.093cm" svg:x="7.716cm" svg:y="7.14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text-style-name="P3" draw:layer="layout" svg:width="0.568cm" svg:height="0.651cm" svg:x="7.545cm" svg:y="7.369cm" svg:viewBox="0 0 569 652" svg:d="M558 40c11-11 11-14 11-17 0-6-5-12-14-12-6 0-9 6-14 12l-232 257c-40-128-48-154-72-206-11-23-34-74-123-74-57 0-82 51-82 66 0 3 0 11 11 11 8 0 11-5 11-11 18-40 49-43 55-43 31 0 60 77 77 120 35 80 66 198 66 200 0 0 0 3-9 12l-232 257c-11 12-11 15-11 17 0 6 6 12 11 12 9 0 12-6 18-12l232-257c31 106 42 143 68 200 12 32 34 80 123 80 60 0 86-51 86-66 0-3 0-11-11-11-9 0-12 6-15 14-9 26-34 40-51 40-52 0-120-243-144-320z">
            <text:p/>
          </draw:path>
          <draw:path draw:style-name="gr3" draw:text-style-name="P3" draw:layer="layout" svg:width="0.328cm" svg:height="0.483cm" svg:x="8.183cm" svg:y="6.928cm" svg:viewBox="0 0 329 484" svg:d="M329 243c0-77-12-131-43-183-23-31-65-60-123-60-163 0-163 192-163 243 0 52 0 241 163 241 166 0 166-189 166-241zM163 463c-31 0-75-19-89-77-11-40-11-100-11-152s0-105 11-143c14-57 61-71 89-71 40 0 74 23 89 63 11 40 11 92 11 151 0 52 0 107-8 149-15 66-63 80-92 80z">
            <text:p/>
          </draw:path>
        </draw:g>
        <draw:g>
          <svg:title>TexMaths</svg:title>
          <svg:desc>20§display§\tilde{\chi}^0</svg:desc>
          <draw:polygon draw:style-name="gr2" draw:text-style-name="P2" draw:layer="layout" svg:width="1.032cm" svg:height="1.066cm" svg:x="0.514cm" svg:y="6.944cm" svg:viewBox="0 0 1033 1067" draw:points="518,1067 0,1067 0,0 1033,0 1033,1067">
            <text:p/>
          </draw:polygon>
          <draw:path draw:style-name="gr3" draw:text-style-name="P3" draw:layer="layout" svg:width="0.334cm" svg:height="0.093cm" svg:x="0.717cm" svg:y="7.141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text-style-name="P3" draw:layer="layout" svg:width="0.568cm" svg:height="0.651cm" svg:x="0.546cm" svg:y="7.37cm" svg:viewBox="0 0 569 652" svg:d="M558 40c11-11 11-14 11-17 0-6-5-12-14-12-6 0-9 6-14 12l-232 257c-40-128-48-154-72-206-11-23-34-74-123-74-57 0-82 51-82 66 0 3 0 11 11 11 8 0 11-5 11-11 18-40 49-43 55-43 31 0 60 77 77 120 35 80 66 198 66 200 0 0 0 3-9 12l-232 257c-11 12-11 15-11 17 0 6 6 12 11 12 9 0 12-6 18-12l232-257c31 106 42 143 68 200 12 32 34 80 123 80 60 0 86-51 86-66 0-3 0-11-11-11-9 0-12 6-15 14-9 26-34 40-51 40-52 0-120-243-144-320z">
            <text:p/>
          </draw:path>
          <draw:path draw:style-name="gr3" draw:text-style-name="P3" draw:layer="layout" svg:width="0.328cm" svg:height="0.483cm" svg:x="1.184cm" svg:y="6.929cm" svg:viewBox="0 0 329 484" svg:d="M329 243c0-77-12-131-43-183-23-31-65-60-123-60-163 0-163 192-163 243 0 52 0 241 163 241 166 0 166-189 166-241zM163 463c-31 0-75-19-89-77-11-40-11-100-11-152s0-105 11-143c14-57 61-71 89-71 40 0 74 23 89 63 11 40 11 92 11 151 0 52 0 107-8 149-15 66-63 80-92 80z">
            <text:p/>
          </draw:path>
        </draw:g>
        <draw:frame draw:style-name="gr13" draw:text-style-name="P5" draw:layer="layout" svg:width="2.644cm" svg:height="0.962cm" svg:x="4.976cm" svg:y="1.651cm">
          <draw:text-box>
            <text:p>« T2tt »</text:p>
          </draw:text-box>
        </draw:frame>
        <draw:frame draw:style-name="gr13" draw:text-style-name="P5" draw:layer="layout" svg:width="3.241cm" svg:height="0.962cm" svg:x="19.653cm" svg:y="1.651cm">
          <draw:text-box>
            <text:p>« T2bW 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4-12-17T19:07:08.609293787</meta:creation-date>
    <dc:date>2015-10-26T02:07:54.011272860</dc:date>
    <dc:creator>Alexandre Aubin</dc:creator>
    <meta:editing-duration>PT1H2M21S</meta:editing-duration>
    <meta:editing-cycles>6</meta:editing-cycles>
    <meta:generator>LibreOffice/4.4.2.2$Linux_X86_64 LibreOffice_project/40m0$Build-2</meta:generator>
    <meta:document-statistic meta:object-count="117"/>
  </office:meta>
</office:document-meta>
</file>